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fill="solid" draw:fill-color="#e6e64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00f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draw:marker-start-width="0.1701in" draw:marker-end="Arrow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3366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00ae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cccc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ff950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eb613d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solid" draw:fill-color="#00d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00dc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201in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="solid" draw:fill-color="#9966c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draw:text-style-name="P1" svg:width="1.6512in" svg:height="0.6476in" svg:x="0.0055in" svg:y="0.322in"><text:p text:style-name="P1">Raw Scaler </text:p><text:p text:style-name="P1">Files from HPSS</text:p><text:p text:style-name="P1"><text:span text:style-name="T1">sca2013/*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" draw:style-name="gr1" draw:text-style-name="P1" svg:width="1.6685in" svg:height="0.6469in" svg:x="-0.0953in" svg:y="2.8744in"><text:p text:style-name="P1">Scaler DAT files</text:p><text:p text:style-name="P1"><text:span text:style-name="T1">datfiles/*.da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2" draw:style-name="gr1" draw:text-style-name="P1" svg:width="1.0976in" svg:height="0.687in" svg:x="0.1839in" svg:y="1.5854in"><text:p text:style-name="P1">read_scalers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style-name="gr2" draw:text-style-name="P1" svg:width="1.0106in" svg:height="0.3079in" svg:x="2.1772in" svg:y="0.089in"><text:p text:style-name="P1">getspinpat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style-name="gr2" draw:text-style-name="P1" svg:width="1.0941in" svg:height="0.3961in" svg:x="1.8854in" svg:y="2.0319in"><text:p text:style-name="P1">spin_cogging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style-name="gr2" draw:text-style-name="P1" svg:width="1.5732in" svg:height="0.6469in" svg:x="1.6772in" svg:y="2.8744in"><text:p text:style-name="P1">STAR bXing </text:p><text:p text:style-name="P1">spin files</text:p><text:p text:style-name="P1"><text:span text:style-name="T1">spinpat/*.spin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7" draw:style-name="gr3" draw:text-style-name="P1" svg:x1="2.6354in" svg:y1="0.3965in" svg:x2="2.75in" svg:y2="0.9693in"><text:p/></draw:line><draw:line text:anchor-type="paragraph" draw:z-index="8" draw:style-name="gr3" draw:text-style-name="P1" svg:x1="0.7606in" svg:y1="0.9697in" svg:x2="0.7606in" svg:y2="1.576in"><text:p/></draw:line><draw:line text:anchor-type="paragraph" draw:z-index="9" draw:style-name="gr3" draw:text-style-name="P1" svg:x1="0.7406in" svg:y1="2.2681in" svg:x2="0.7406in" svg:y2="2.8744in"><text:p/></draw:line><draw:line text:anchor-type="paragraph" draw:z-index="10" draw:style-name="gr3" draw:text-style-name="P1" svg:x1="2.4063in" svg:y1="1.6161in" svg:x2="2.4106in" svg:y2="2.0323in"><text:p/></draw:line><draw:line text:anchor-type="paragraph" draw:z-index="11" draw:style-name="gr3" draw:text-style-name="P1" svg:x1="2.4217in" svg:y1="2.428in" svg:x2="2.4217in" svg:y2="2.8744in"><text:p/></draw:line><draw:custom-shape text:anchor-type="paragraph" draw:z-index="12" draw:style-name="gr4" draw:text-style-name="P1" svg:width="1.7386in" svg:height="0.687in" svg:x="1.5681in" svg:y="4.1319in"><text:p text:style-name="P1">accumulate →</text:p><text:p text:style-name="P1">→ mkTree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3" draw:style-name="gr3" draw:text-style-name="P1" svg:x1="2.4417in" svg:y1="3.5209in" svg:x2="2.4417in" svg:y2="4.1319in"><text:p/></draw:line><draw:custom-shape text:anchor-type="paragraph" draw:z-index="14" draw:style-name="gr4" draw:text-style-name="P1" svg:width="2.0862in" svg:height="0.6469in" svg:x="1.3126in" svg:y="5.4138in"><text:p text:style-name="P1">Scaler Counts Tree</text:p><text:p text:style-name="P1">1 entry / bXing / run</text:p><text:p text:style-name="P1"><text:span text:style-name="T1">counts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4" draw:style-name="gr2" draw:text-style-name="P1" svg:width="2.4587in" svg:height="0.6469in" svg:x="1.7398in" svg:y="0.9693in"><text:p text:style-name="P1">CDEV spin patterns</text:p><text:p text:style-name="P1"><text:span text:style-name="T1">$FMSTXT/spinpat/*.da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15" draw:style-name="gr3" draw:text-style-name="P1" svg:x1="0.6665in" svg:y1="3.5209in" svg:x2="1.6768in" svg:y2="4.128in"><text:p/></draw:line><draw:custom-shape text:anchor-type="paragraph" draw:z-index="16" draw:style-name="gr5" draw:text-style-name="P2" svg:width="2.7307in" svg:height="1.8157in" svg:x="4.2992in" svg:y="2.4173in"><text:p text:style-name="P2"><text:span text:style-name="T1"><text:tab/></text:span><text:span text:style-name="T2">rellum4.C</text:span></text:p><text:p text:style-name="P2"><text:tab/><text:span text:style-name="T3">rellum_all</text:span><text:span text:style-name="T1"> </text:span>creates:</text:p><text:p text:style-name="P2"><text:tab/>- rdat_i.root</text:p><text:p text:style-name="P2"><text:tab/>- rdat_fi.root</text:p><text:p text:style-name="P2"><text:tab/>- rdat_bx.root</text:p><text:p text:style-name="P2"><text:tab/>- png_rellum/*.png</text:p><text:p text:style-name="P2"><text:tab/><text:span text:style-name="T4">rellum_fills</text:span> creates:</text:p><text:p text:style-name="P2"><text:tab/>- pdf_bXings_fills/[fill#]/*.pdf</text:p><text:p text:style-name="P2"><text:tab/>- (n.b. echo 0 0 0 &gt; kicked)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7" draw:style-name="gr6" draw:text-style-name="P1" svg:width="1.1004in" svg:height="0.2606in" svg:x="2.1457in" svg:y="6.5839in"><text:p text:style-name="P1">sumTree.C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8" draw:style-name="gr2" draw:text-style-name="P1" svg:width="1.6504in" svg:height="0.2425in" svg:x="0.1in" svg:y="6.5299in"><text:p text:style-name="P1">draw_spin_patterns.C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text:anchor-type="paragraph" draw:z-index="19" draw:style-name="gr3" draw:text-style-name="P1" svg:x1="2.4071in" svg:y1="4.8189in" svg:x2="2.4071in" svg:y2="5.3969in"><text:p/></draw:line><draw:line text:anchor-type="paragraph" draw:z-index="20" draw:style-name="gr3" draw:text-style-name="P1" svg:x1="1.5965in" svg:y1="6.0602in" svg:x2="0.9165in" svg:y2="6.5295in"><text:p/></draw:line><draw:custom-shape text:anchor-type="paragraph" draw:z-index="21" draw:style-name="gr2" draw:text-style-name="P3" svg:width="1.5823in" svg:height="0.4039in" svg:x="-0.0091in" svg:y="7.3063in"><text:p text:style-name="P1"><text:span text:style-name="T5">Spin Patterns</text:span></text:p><text:p text:style-name="P1"><text:span text:style-name="T1">pattern.pdf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22" draw:style-name="gr3" draw:text-style-name="P1" svg:x1="0.8228in" svg:y1="6.772in" svg:x2="0.8228in" svg:y2="7.3059in"><text:p/></draw:line><draw:line text:anchor-type="paragraph" draw:z-index="23" draw:style-name="gr3" draw:text-style-name="P1" svg:x1="2.6181in" svg:y1="6.0602in" svg:x2="2.6181in" svg:y2="6.5528in"><text:p/></draw:line><draw:custom-shape text:anchor-type="paragraph" draw:z-index="24" draw:style-name="gr6" draw:text-style-name="P1" svg:width="1.6252in" svg:height="0.4642in" svg:x="3.9374in" svg:y="6.5217in"><text:p text:style-name="P1"><text:span text:style-name="T1">sums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25" draw:style-name="gr3" draw:text-style-name="P1" svg:x1="3.2457in" svg:y1="6.7291in" svg:x2="4.1457in" svg:y2="6.7193in"><text:p/></draw:line><draw:custom-shape text:anchor-type="paragraph" draw:z-index="26" draw:style-name="gr7" draw:text-style-name="P1" svg:width="1.1106in" svg:height="0.3642in" svg:x="6.7335in" svg:y="6.1673in"><text:p text:style-name="P1">combineAll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27" draw:style-name="gr3" draw:text-style-name="P1" svg:x1="7.2563in" svg:y1="5.6362in" svg:x2="7.2563in" svg:y2="6.1673in"><text:p/></draw:line><draw:custom-shape text:anchor-type="paragraph" draw:z-index="28" draw:style-name="gr8" draw:text-style-name="P1" svg:width="1.213in" svg:height="0.2504in" svg:x="4.4791in" svg:y="7.3756in"><text:p text:style-name="P1">nbx_check_2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29" draw:style-name="gr3" draw:text-style-name="P1" svg:x1="4.3949in" svg:y1="6.9854in" svg:x2="3.8228in" svg:y2="7.3547in"><text:p/></draw:line><draw:line text:anchor-type="paragraph" draw:z-index="30" draw:style-name="gr3" draw:text-style-name="P1" svg:x1="5.4063in" svg:y1="6.761in" svg:x2="6.7335in" svg:y2="6.3236in"><text:p/></draw:line><draw:custom-shape text:anchor-type="paragraph" draw:z-index="31" draw:style-name="gr7" draw:text-style-name="P1" svg:width="1.613in" svg:height="0.6425in" svg:x="8.3957in" svg:y="6.0528in"><text:p text:style-name="P1"><text:span text:style-name="T5">Full relative </text:span></text:p><text:p text:style-name="P1"><text:span text:style-name="T5">luminosity tree</text:span></text:p><text:p text:style-name="P1"><text:span text:style-name="T1">rtree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32" draw:style-name="gr3" draw:text-style-name="P1" svg:x1="7.8437in" svg:y1="6.3445in" svg:x2="8.552in" svg:y2="6.3445in"><text:p/></draw:line><draw:custom-shape text:anchor-type="paragraph" draw:z-index="33" draw:style-name="gr9" draw:text-style-name="P1" svg:width="1.8122in" svg:height="0.2425in" svg:x="3.3484in" svg:y="0.1008in"><text:p text:style-name="P1">mod_f17600 (for run13)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34" draw:style-name="gr3" draw:text-style-name="P1" svg:x1="3.6358in" svg:y1="0.3654in" svg:x2="3.4374in" svg:y2="0.9697in"><text:p/></draw:line><draw:rect text:anchor-type="paragraph" draw:z-index="35" draw:style-name="gr10" draw:text-style-name="P1" svg:width="1.0732in" svg:height="0.5213in" svg:x="-0.0681in" svg:y="5.1882in"><text:p text:style-name="P1">bunch_kicker</text:p></draw:rect><draw:custom-shape text:anchor-type="paragraph" draw:z-index="36" draw:style-name="gr1" draw:text-style-name="P1" svg:width="1.8677in" svg:height="0.4169in" svg:x="4.5311in" svg:y="1.0181in"><text:p text:style-name="P1">polarization data</text:p><text:p text:style-name="P1"><text:span text:style-name="T1">pol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37" draw:style-name="gr3" draw:text-style-name="P1" svg:x1="5.4181in" svg:y1="1.4346in" svg:x2="5.4181in" svg:y2="2.4173in"><text:p/></draw:line><draw:custom-shape text:anchor-type="paragraph" draw:z-index="38" draw:style-name="gr11" draw:text-style-name="P3" svg:width="0.813in" svg:height="0.2248in" svg:x="0.1252in" svg:y="4.3028in"><text:p text:style-name="P3"><text:span text:style-name="T5">kicked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39" draw:style-name="gr3" draw:text-style-name="P1" svg:x1="0.4126in" svg:y1="5.1882in" svg:x2="0.4126in" svg:y2="4.5272in"><text:p/></draw:line><draw:line text:anchor-type="paragraph" draw:z-index="40" draw:style-name="gr12" draw:text-style-name="P1" svg:x1="3.5728in" svg:y1="4.5004in" svg:x2="3.5728in" svg:y2="2.6047in"><text:p/></draw:line><draw:line text:anchor-type="paragraph" draw:z-index="41" draw:style-name="gr3" draw:text-style-name="P1" svg:x1="0.8799in" svg:y1="4.4173in" svg:x2="1.5681in" svg:y2="4.4173in"><text:p/></draw:line><draw:line text:anchor-type="paragraph" draw:z-index="42" draw:style-name="gr3" draw:text-style-name="P1" svg:x1="3.5728in" svg:y1="2.6047in" svg:x2="4.2992in" svg:y2="2.6047in"><text:p/></draw:line><draw:line text:anchor-type="paragraph" draw:z-index="43" draw:style-name="gr12" draw:text-style-name="P1" svg:x1="3.3063in" svg:y1="4.5008in" svg:x2="3.5728in" svg:y2="4.5008in"><text:p/></draw:line><draw:custom-shape text:anchor-type="paragraph" draw:z-index="44" draw:style-name="gr8" draw:text-style-name="P1" svg:width="1.1713in" svg:height="0.2606in" svg:x="3.1563in" svg:y="7.3547in"><text:p text:style-name="P1">nbx_check_2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45" draw:style-name="gr3" draw:text-style-name="P1" svg:x1="4.8327in" svg:y1="6.9854in" svg:x2="4.948in" svg:y2="7.3756in"><text:p/></draw:line><draw:line text:anchor-type="paragraph" draw:z-index="46" draw:style-name="gr12" draw:text-style-name="P1" svg:x1="7.7709in" svg:y1="2.9402in" svg:x2="5.6354in" svg:y2="2.9402in"><text:p/></draw:line><draw:custom-shape text:anchor-type="paragraph" draw:z-index="47" draw:style-name="gr13" draw:text-style-name="P1" svg:width="1.5213in" svg:height="0.4087in" svg:x="4.5937in" svg:y="4.611in"><text:p text:style-name="P1">ghost_script_fills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text:anchor-type="paragraph" draw:z-index="48" draw:style-name="gr12" draw:text-style-name="P1" svg:x1="7.2709in" svg:y1="3.9071in" svg:x2="6.8543in" svg:y2="3.9071in"><text:p/></draw:line><draw:line text:anchor-type="paragraph" draw:z-index="49" draw:style-name="gr12" draw:text-style-name="P1" svg:x1="7.2709in" svg:y1="3.9071in" svg:x2="7.2709in" svg:y2="4.8134in"><text:p/></draw:line><draw:line text:anchor-type="paragraph" draw:z-index="50" draw:style-name="gr3" draw:text-style-name="P1" svg:x1="7.2709in" svg:y1="4.811in" svg:x2="6.1146in" svg:y2="4.811in"><text:p/></draw:line><draw:custom-shape text:anchor-type="paragraph" draw:z-index="51" draw:style-name="gr13" draw:text-style-name="P3" svg:width="2.1358in" svg:height="0.4996in" svg:x="4.2398in" svg:y="5.4362in"><text:p text:style-name="P3"><text:span text:style-name="T5">bXing distributions</text:span></text:p><text:p text:style-name="P3"><text:span text:style-name="T5">pdf_bXings_fills/*.pdf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52" draw:style-name="gr3" draw:text-style-name="P1" svg:x1="5.3272in" svg:y1="5.0193in" svg:x2="5.3272in" svg:y2="5.4358in"><text:p/></draw:line><draw:line text:anchor-type="paragraph" draw:z-index="53" draw:style-name="gr12" draw:text-style-name="P1" svg:x1="7.7709in" svg:y1="2.9402in" svg:x2="7.7709in" svg:y2="5.6358in"><text:p/></draw:line><draw:line text:anchor-type="paragraph" draw:z-index="54" draw:style-name="gr12" draw:text-style-name="P1" svg:x1="7.2398in" svg:y1="5.6362in" svg:x2="7.7709in" svg:y2="5.6362in"><text:p/></draw:line><draw:line text:anchor-type="paragraph" draw:z-index="55" draw:style-name="gr3" draw:text-style-name="P1" svg:x1="9.0252in" svg:y1="6.6953in" svg:x2="9.0252in" svg:y2="7.1118in"><text:p/></draw:line><draw:custom-shape text:anchor-type="paragraph" draw:z-index="56" draw:style-name="gr8" draw:text-style-name="P1" svg:width="1.3752in" svg:height="0.2504in" svg:x="8.3646in" svg:y="7.1256in"><text:p text:style-name="P1">make_run_list.C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7" draw:style-name="gr8" draw:text-style-name="P1" svg:width="1.8335in" svg:height="0.228in" svg:x="2.0728in" svg:y="7.8654in"><text:p text:style-name="P1"><text:span text:style-name="T1">nbx_check/*.png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58" draw:style-name="gr3" draw:text-style-name="P1" svg:x1="2.5409in" svg:y1="7.4799in" svg:x2="2.5409in" svg:y2="7.8654in"><text:p/></draw:line><draw:custom-shape text:anchor-type="paragraph" draw:z-index="59" draw:style-name="gr8" draw:text-style-name="P1" svg:width="3.0004in" svg:height="0.2713in" svg:x="3.9689in" svg:y="7.8756in"><text:p text:style-name="P1"><text:span text:style-name="T1">nbx_check/nbx_vs_bxing.png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60" draw:style-name="gr3" draw:text-style-name="P1" svg:x1="6.0929in" svg:y1="7.4799in" svg:x2="6.0929in" svg:y2="7.8756in"><text:p/></draw:line><draw:line text:anchor-type="paragraph" draw:z-index="61" draw:style-name="gr12" draw:text-style-name="P1" svg:x1="6.0933in" svg:y1="7.4799in" svg:x2="5.6917in" svg:y2="7.4799in"><text:p/></draw:line><draw:line text:anchor-type="paragraph" draw:z-index="62" draw:style-name="gr12" draw:text-style-name="P1" svg:x1="3.1563in" svg:y1="7.4799in" svg:x2="2.5409in" svg:y2="7.4799in"><text:p/></draw:line><draw:custom-shape text:anchor-type="paragraph" draw:z-index="63" draw:style-name="gr8" draw:text-style-name="P1" svg:width="2.1358in" svg:height="0.2713in" svg:x="7.8854in" svg:y="7.7925in"><text:p text:style-name="P1"><text:span text:style-name="T1">run_table.tx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64" draw:style-name="gr3" draw:text-style-name="P1" svg:x1="9.0146in" svg:y1="7.3756in" svg:x2="9.0146in" svg:y2="7.7921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6T12:56:20</meta:creation-date>
    <dc:date>2014-08-05T15:54:17.707596380</dc:date>
    <meta:editing-duration>PT4H33M1S</meta:editing-duration>
    <meta:editing-cycles>28</meta:editing-cycles>
    <meta:generator>LibreOffice/4.1.3.2$Linux_X86_64 LibreOffice_project/4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